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Streamer.setDefaultResourceGroupFilePa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Streamer.createDataStream( AFPPaintingState paintin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PStreamer.AFPStreamer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Streamer.writeToStream( 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FPStreamer.getResourceGroup( AFPResourceLevel lev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FPStreamer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Stream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